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4.195cm"/>
    </style:style>
    <style:style style:name="Tabela1.C" style:family="table-column">
      <style:table-column-properties style:column-width="4.419cm"/>
    </style:style>
    <style:style style:name="Tabela1.D" style:family="table-column">
      <style:table-column-properties style:column-width="5.001cm"/>
    </style:style>
    <style:style style:name="Tabela1.1" style:family="table-row">
      <style:table-row-properties style:min-row-height="0.50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2" style:family="table-row">
      <style:table-row-properties style:min-row-height="0.706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399cm"/>
    </style:style>
    <style:style style:name="Tabela2.B" style:family="table-column">
      <style:table-column-properties style:column-width="4.195cm"/>
    </style:style>
    <style:style style:name="Tabela2.C" style:family="table-column">
      <style:table-column-properties style:column-width="4.419cm"/>
    </style:style>
    <style:style style:name="Tabela2.D" style:family="table-column">
      <style:table-column-properties style:column-width="5.001cm"/>
    </style:style>
    <style:style style:name="Tabela2.1" style:family="table-row">
      <style:table-row-properties style:min-row-height="0.503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2" style:family="table-row">
      <style:table-row-properties style:min-row-height="0.706cm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4.195cm"/>
    </style:style>
    <style:style style:name="Tabela3.C" style:family="table-column">
      <style:table-column-properties style:column-width="4.419cm"/>
    </style:style>
    <style:style style:name="Tabela3.D" style:family="table-column">
      <style:table-column-properties style:column-width="5.001cm"/>
    </style:style>
    <style:style style:name="Tabela3.1" style:family="table-row">
      <style:table-row-properties style:min-row-height="0.503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D1" style:family="table-cell">
      <style:table-cell-properties fo:padding="0.097cm" fo:border="0.5pt solid #000000"/>
    </style:style>
    <style:style style:name="Tabela3.2" style:family="table-row">
      <style:table-row-properties style:min-row-height="0.706cm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399cm"/>
    </style:style>
    <style:style style:name="Tabela4.B" style:family="table-column">
      <style:table-column-properties style:column-width="4.195cm"/>
    </style:style>
    <style:style style:name="Tabela4.C" style:family="table-column">
      <style:table-column-properties style:column-width="4.419cm"/>
    </style:style>
    <style:style style:name="Tabela4.D" style:family="table-column">
      <style:table-column-properties style:column-width="5.001cm"/>
    </style:style>
    <style:style style:name="Tabela4.1" style:family="table-row">
      <style:table-row-properties style:min-row-height="0.503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D1" style:family="table-cell">
      <style:table-cell-properties fo:padding="0.097cm" fo:border="0.5pt solid #000000"/>
    </style:style>
    <style:style style:name="Tabela4.2" style:family="table-row">
      <style:table-row-properties style:min-row-height="0.706cm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D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399cm"/>
    </style:style>
    <style:style style:name="Tabela5.B" style:family="table-column">
      <style:table-column-properties style:column-width="4.195cm"/>
    </style:style>
    <style:style style:name="Tabela5.C" style:family="table-column">
      <style:table-column-properties style:column-width="4.419cm"/>
    </style:style>
    <style:style style:name="Tabela5.D" style:family="table-column">
      <style:table-column-properties style:column-width="5.001cm"/>
    </style:style>
    <style:style style:name="Tabela5.1" style:family="table-row">
      <style:table-row-properties style:min-row-height="0.503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D1" style:family="table-cell">
      <style:table-cell-properties fo:padding="0.097cm" fo:border="0.5pt solid #000000"/>
    </style:style>
    <style:style style:name="Tabela5.2" style:family="table-row">
      <style:table-row-properties style:min-row-height="0.706cm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D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399cm"/>
    </style:style>
    <style:style style:name="Tabela6.B" style:family="table-column">
      <style:table-column-properties style:column-width="4.195cm"/>
    </style:style>
    <style:style style:name="Tabela6.C" style:family="table-column">
      <style:table-column-properties style:column-width="4.419cm"/>
    </style:style>
    <style:style style:name="Tabela6.D" style:family="table-column">
      <style:table-column-properties style:column-width="5.001cm"/>
    </style:style>
    <style:style style:name="Tabela6.1" style:family="table-row">
      <style:table-row-properties style:min-row-height="0.503cm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D1" style:family="table-cell">
      <style:table-cell-properties fo:padding="0.097cm" fo:border="0.5pt solid #000000"/>
    </style:style>
    <style:style style:name="Tabela6.2" style:family="table-row">
      <style:table-row-properties style:min-row-height="0.706cm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D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C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C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5.667cm" style:rel-column-width="21845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C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C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667cm" style:rel-column-width="21845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C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0c64" officeooo:paragraph-rsid="001d0c6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d0c64" officeooo:paragraph-rsid="001d0c64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d0c64" officeooo:paragraph-rsid="001d0c6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f0688" officeooo:paragraph-rsid="001f068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f0688" officeooo:paragraph-rsid="0020b53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0b533" officeooo:paragraph-rsid="0020b53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fo:font-weight="bold" officeooo:rsid="0020b533" officeooo:paragraph-rsid="0020b53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0b533" officeooo:paragraph-rsid="0021681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16816" officeooo:paragraph-rsid="0021681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16816" officeooo:paragraph-rsid="0022330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0c64" officeooo:paragraph-rsid="001d0c6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d0c64" officeooo:paragraph-rsid="001f068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d1c1f" officeooo:paragraph-rsid="001d1c1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d5b95" officeooo:paragraph-rsid="001d5b9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f0688" officeooo:paragraph-rsid="001f068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fo:font-weight="normal" officeooo:rsid="001f0688" officeooo:paragraph-rsid="001f06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d0c64" officeooo:paragraph-rsid="001d0c6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d0c64" officeooo:paragraph-rsid="001f0688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paragraph-rsid="0020b533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f0688" officeooo:paragraph-rsid="001f0688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f0688" officeooo:paragraph-rsid="0020b533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0b533" officeooo:paragraph-rsid="0020b533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16816" officeooo:paragraph-rsid="00216816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16816" officeooo:paragraph-rsid="00216816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216816" officeooo:paragraph-rsid="00216816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normal" officeooo:rsid="001f0688" officeooo:paragraph-rsid="001f0688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normal" officeooo:rsid="001f0688" officeooo:paragraph-rsid="0020b533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normal" officeooo:rsid="00216816" officeooo:paragraph-rsid="00216816" style:font-size-asian="10.5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normal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normal" officeooo:paragraph-rsid="0020b533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normal" officeooo:rsid="0020b533" officeooo:paragraph-rsid="0020b533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bold" style:font-size-asian="10.5pt" style:font-weight-asian="bold" style:font-size-complex="12pt" style:font-weight-complex="bold"/>
    </style:style>
    <style:style style:name="P3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sans-serif" fo:font-size="12pt" fo:letter-spacing="normal" fo:font-style="normal" fo:font-weight="bold" style:font-size-asian="10.5pt" style:font-weight-asian="bold" style:font-size-complex="12pt" style:font-weight-complex="bold"/>
    </style:style>
    <style:style style:name="P3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sans-serif" fo:font-size="12pt" fo:letter-spacing="normal" fo:font-style="normal" fo:font-weight="bold" officeooo:paragraph-rsid="0020b533" style:font-size-asian="10.5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bold" officeooo:paragraph-rsid="0020b533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b533" style:font-weight-asian="normal" style:font-weight-complex="normal"/>
    </style:style>
    <style:style style:name="T3" style:family="text">
      <style:text-properties fo:font-weight="normal" officeooo:rsid="00223304" style:font-weight-asian="normal" style:font-weight-complex="normal"/>
    </style:style>
    <style:style style:name="T4" style:family="text">
      <style:text-properties officeooo:rsid="001f0688"/>
    </style:style>
    <style:style style:name="T5" style:family="text">
      <style:text-properties officeooo:rsid="0020b533"/>
    </style:style>
    <style:style style:name="T6" style:family="text">
      <style:text-properties officeooo:rsid="002233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stas Lista 01</text:p>
      <text:p text:style-name="P2"/>
      <text:p text:style-name="P17">Questão 01 </text:p>
      <text:p text:style-name="P11"/>
      <text:p text:style-name="P11"><text:tab/>"Coded Bias" é um documentário dirigido por Shalini Kantayya que investiga os vieses e desigualdades presentes nos algoritmos de inteligência artificial (IA) e sistemas de reconhecimento facial. O documentário começa com a descoberta de que sistemas de reconhecimento facial não identificavam corretamente seu rosto devido à tonalidade de sua pele. Essa revelação a levou a explorar como a IA, frequentemente vista como neutra, pode perpetuar e até ampliar preconceitos raciais, de gênero e sociais.</text:p>
      <text:p text:style-name="P11"><text:tab/>O documentário apresenta casos reais em que a IA é aplicada em áreas como vigilância policial, contratações e avaliações de crédito, mostrando como esses sistemas podem discriminar grupos marginalizados. Além disso, questiona a falta de transparência e regulamentação no desenvolvimento dessas tecnologias, levantando preocupações sobre privacidade, ética e direitos humanos.</text:p>
      <text:p text:style-name="P11"><text:tab/>Com depoimentos de especialistas e acadêmicos, o filme destaca a necessidade de diversidade no campo da tecnologia e de algoritmos mais justos. Ele conclui com um apelo para que governos, empresas e a sociedade colaborem para garantir que a IA seja desenvolvida e utilizada de maneira ética e equitativa.</text:p>
      <text:p text:style-name="P11"><text:tab/>Em resumo, "Coded Bias" é uma reflexão crítica sobre os impactos da inteligência artificial na sociedade, alertando para os riscos de confiar cegamente em tecnologias que podem reforçar desigualdades existentes.</text:p>
      <text:p text:style-name="P3"><text:span text:style-name="T1"/></text:p>
      <text:p text:style-name="P17">Questão 02</text:p>
      <text:p text:style-name="P11"/>
      <text:p text:style-name="P13">Classificação – É um tipo de aprendizado supervisionado que tem como objetivo prever a categoria ou classe de um dado.</text:p>
      <text:p text:style-name="P13">Exemplo: Classificar se um aluno foi ou não aprovado em uma disciplina.</text:p>
      <text:p text:style-name="P13"/>
      <text:p text:style-name="P13">Regressão – Categorizado como um aprendizado supervisionado a regressão busca prever um valor continuo (tipo inteiro ou float) ao invés de uma categoria. </text:p>
      <text:p text:style-name="P13">Exemplo: Prever a nota que um aluno irá tirar no final de um semestre.</text:p>
      <text:p text:style-name="P13"/>
      <text:p text:style-name="P14">Agrupamento – Definido como um aprendizado não supervisionado, ele busca agrupar dados semelhantes em grupos com bases em suas características, aqueles que forem similares ficarão em um grupo e os outros em outro.</text:p>
      <text:p text:style-name="P14">Exemplo: Separar produtos pelas suas principais características (limpeza, frios, bebidas, enlatados, etc)</text:p>
      <text:p text:style-name="P14"/>
      <text:p text:style-name="P14">Associação – <text:span text:style-name="T4">Um dos tipos de aprendizado não supervisionado e ele busca identificar relações e padrões entre diferentes atributos dentre um conjunto de dados.</text:span></text:p>
      <text:p text:style-name="P15">Exemplo: Recomendação de produtos de lojas digitais, por exemplo quando compramos um notebook e a Amazon recomenda comprar uma mochila para o mesmo.</text:p>
      <text:p text:style-name="P15"/>
      <text:p text:style-name="P16"/>
      <text:p text:style-name="P18">Questão 0<text:span text:style-name="T4">3</text:span></text:p>
      <text:p text:style-name="P12"/>
      <text:p text:style-name="P4">A)<text:span text:style-name="T1"> Encontrar para o caso de COMESTÍVEL = YES</text:span></text:p>
      <text:p text:style-name="P4"><text:span text:style-name="T1"/></text:p>
      <text:p text:style-name="P6"><text:span text:style-name="T1">Primeiro atributo:</text:span></text:p>
      <text:p text:style-name="P4"><text:span text:style-name="T1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3">Forma</text:p>
          </table:table-cell>
          <table:table-cell table:style-name="Tabela1.A1" office:value-type="string">
            <text:p text:style-name="P32">Cor</text:p>
          </table:table-cell>
          <table:table-cell table:style-name="Tabela1.A1" office:value-type="string">
            <text:p text:style-name="P32">Odor</text:p>
          </table:table-cell>
          <table:table-cell table:style-name="Tabela1.D1" office:value-type="string">
            <text:p text:style-name="P32">Comestível</text:p>
          </table:table-cell>
        </table:table-row>
        <table:table-row table:style-name="Tabela1.2">
          <table:table-cell table:style-name="Tabela1.A2" office:value-type="string">
            <text:p text:style-name="P20">C</text:p>
          </table:table-cell>
          <table:table-cell table:style-name="Tabela1.A2" office:value-type="string">
            <text:p text:style-name="P26">B</text:p>
          </table:table-cell>
          <table:table-cell table:style-name="Tabela1.A2" office:value-type="string">
            <text:p text:style-name="P29">Ruim</text:p>
          </table:table-cell>
          <table:table-cell table:style-name="Tabela1.D2" office:value-type="string">
            <text:p text:style-name="P29">Yes</text:p>
          </table:table-cell>
        </table:table-row>
        <table:table-row table:style-name="Tabela1.2">
          <table:table-cell table:style-name="Tabela1.A2" office:value-type="string">
            <text:p text:style-name="P20">D</text:p>
          </table:table-cell>
          <table:table-cell table:style-name="Tabela1.A2" office:value-type="string">
            <text:p text:style-name="P20">B</text:p>
          </table:table-cell>
          <table:table-cell table:style-name="Tabela1.A2" office:value-type="string">
            <text:p text:style-name="P29">Ruim</text:p>
          </table:table-cell>
          <table:table-cell table:style-name="Tabela1.D2" office:value-type="string">
            <text:p text:style-name="P29">Yes</text:p>
          </table:table-cell>
        </table:table-row>
        <table:table-row table:style-name="Tabela1.2">
          <table:table-cell table:style-name="Tabela1.A2" office:value-type="string">
            <text:p text:style-name="P20">D</text:p>
          </table:table-cell>
          <table:table-cell table:style-name="Tabela1.A2" office:value-type="string">
            <text:p text:style-name="P20">W</text:p>
          </table:table-cell>
          <table:table-cell table:style-name="Tabela1.A2" office:value-type="string">
            <text:p text:style-name="P29">Ruim</text:p>
          </table:table-cell>
          <table:table-cell table:style-name="Tabela1.D2" office:value-type="string">
            <text:p text:style-name="P29">Yes</text:p>
          </table:table-cell>
        </table:table-row>
        <table:table-row table:style-name="Tabela1.2">
          <table:table-cell table:style-name="Tabela1.A2" office:value-type="string">
            <text:p text:style-name="P20">D</text:p>
          </table:table-cell>
          <table:table-cell table:style-name="Tabela1.A2" office:value-type="string">
            <text:p text:style-name="P20">W</text:p>
          </table:table-cell>
          <table:table-cell table:style-name="Tabela1.A2" office:value-type="string">
            <text:p text:style-name="P29">Bom</text:p>
          </table:table-cell>
          <table:table-cell table:style-name="Tabela1.D2" office:value-type="string">
            <text:p text:style-name="P29">Yes</text:p>
          </table:table-cell>
        </table:table-row>
        <table:table-row table:style-name="Tabela1.2">
          <table:table-cell table:style-name="Tabela1.A2" office:value-type="string">
            <text:p text:style-name="P20">C</text:p>
          </table:table-cell>
          <table:table-cell table:style-name="Tabela1.A2" office:value-type="string">
            <text:p text:style-name="P20">B</text:p>
          </table:table-cell>
          <table:table-cell table:style-name="Tabela1.A2" office:value-type="string">
            <text:p text:style-name="P29">Bom</text:p>
          </table:table-cell>
          <table:table-cell table:style-name="Tabela1.D2" office:value-type="string">
            <text:p text:style-name="P29">Yes</text:p>
          </table:table-cell>
        </table:table-row>
      </table:table>
      <text:p text:style-name="P4"><text:span text:style-name="T1"/></text:p>
      <text:p text:style-name="P4"><text:span text:style-name="T1">Mais repetidos:</text:span></text:p>
      <text:p text:style-name="P4"><text:span text:style-name="T1">Forma D = 3</text:span></text:p>
      <text:p text:style-name="P6"><text:span text:style-name="T1">Cor B = 3</text:span></text:p>
      <text:p text:style-name="P6"><text:span text:style-name="T1">Odor Ruim = 3</text:span></text:p>
      <text:p text:style-name="P4"><text:span text:style-name="T1"/></text:p>
      <text:p text:style-name="P4">Regra<text:span text:style-name="T1">: Se Forma = D ENTÃO é Comestível</text:span></text:p>
      <text:p text:style-name="P4"><text:span text:style-name="T1"/></text:p>
      <text:p text:style-name="P6"><text:span text:style-name="T1">Segundo atributo:</text:span></text:p>
      <text:p text:style-name="P4"><text:span text:style-name="T1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4">Forma</text:p>
          </table:table-cell>
          <table:table-cell table:style-name="Tabela2.A1" office:value-type="string">
            <text:p text:style-name="P35">Cor</text:p>
          </table:table-cell>
          <table:table-cell table:style-name="Tabela2.A1" office:value-type="string">
            <text:p text:style-name="P35">Odor</text:p>
          </table:table-cell>
          <table:table-cell table:style-name="Tabela2.D1" office:value-type="string">
            <text:p text:style-name="P35">Comestível</text:p>
          </table:table-cell>
        </table:table-row>
        <table:table-row table:style-name="Tabela2.2">
          <table:table-cell table:style-name="Tabela2.A2" office:value-type="string">
            <text:p text:style-name="P21">D</text:p>
          </table:table-cell>
          <table:table-cell table:style-name="Tabela2.A2" office:value-type="string">
            <text:p text:style-name="P21">B</text:p>
          </table:table-cell>
          <table:table-cell table:style-name="Tabela2.A2" office:value-type="string">
            <text:p text:style-name="P30">Ruim</text:p>
          </table:table-cell>
          <table:table-cell table:style-name="Tabela2.D2" office:value-type="string">
            <text:p text:style-name="P30">Yes</text:p>
          </table:table-cell>
        </table:table-row>
        <table:table-row table:style-name="Tabela2.2">
          <table:table-cell table:style-name="Tabela2.A2" office:value-type="string">
            <text:p text:style-name="P21">D</text:p>
          </table:table-cell>
          <table:table-cell table:style-name="Tabela2.A2" office:value-type="string">
            <text:p text:style-name="P21">W</text:p>
          </table:table-cell>
          <table:table-cell table:style-name="Tabela2.A2" office:value-type="string">
            <text:p text:style-name="P30">Ruim</text:p>
          </table:table-cell>
          <table:table-cell table:style-name="Tabela2.D2" office:value-type="string">
            <text:p text:style-name="P30">Yes</text:p>
          </table:table-cell>
        </table:table-row>
        <table:table-row table:style-name="Tabela2.2">
          <table:table-cell table:style-name="Tabela2.A2" office:value-type="string">
            <text:p text:style-name="P21">D</text:p>
          </table:table-cell>
          <table:table-cell table:style-name="Tabela2.A2" office:value-type="string">
            <text:p text:style-name="P21">W</text:p>
          </table:table-cell>
          <table:table-cell table:style-name="Tabela2.A2" office:value-type="string">
            <text:p text:style-name="P30">Bom</text:p>
          </table:table-cell>
          <table:table-cell table:style-name="Tabela2.D2" office:value-type="string">
            <text:p text:style-name="P30">Yes</text:p>
          </table:table-cell>
        </table:table-row>
      </table:table>
      <text:p text:style-name="P19"/>
      <text:p text:style-name="P5"><text:span text:style-name="T1">Mais repetidos:</text:span></text:p>
      <text:p text:style-name="P6"><text:span text:style-name="T1">Cor W = 2</text:span></text:p>
      <text:p text:style-name="P6"><text:span text:style-name="T1">Odor Ruim = 2</text:span></text:p>
      <text:p text:style-name="P6"><text:span text:style-name="T1"/></text:p>
      <text:p text:style-name="P5">Regra<text:span text:style-name="T1">: Se Forma = D </text:span><text:span text:style-name="T2">E Cor = W </text:span><text:span text:style-name="T1">ENTÃO é Comestível</text:span></text:p>
      <text:p text:style-name="P5"><text:span text:style-name="T1"/></text:p>
      <text:p text:style-name="P6"><text:span text:style-name="T1">Terceiro atributo:</text:span></text:p>
      <text:p text:style-name="P5"><text:span text:style-name="T1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34">Forma</text:p>
          </table:table-cell>
          <table:table-cell table:style-name="Tabela3.A1" office:value-type="string">
            <text:p text:style-name="P35">Cor</text:p>
          </table:table-cell>
          <table:table-cell table:style-name="Tabela3.A1" office:value-type="string">
            <text:p text:style-name="P35">Odor</text:p>
          </table:table-cell>
          <table:table-cell table:style-name="Tabela3.D1" office:value-type="string">
            <text:p text:style-name="P35">Comestível</text:p>
          </table:table-cell>
        </table:table-row>
        <table:table-row table:style-name="Tabela3.2">
          <table:table-cell table:style-name="Tabela3.A2" office:value-type="string">
            <text:p text:style-name="P21">D</text:p>
          </table:table-cell>
          <table:table-cell table:style-name="Tabela3.A2" office:value-type="string">
            <text:p text:style-name="P21">W</text:p>
          </table:table-cell>
          <table:table-cell table:style-name="Tabela3.A2" office:value-type="string">
            <text:p text:style-name="P30">Ruim</text:p>
          </table:table-cell>
          <table:table-cell table:style-name="Tabela3.D2" office:value-type="string">
            <text:p text:style-name="P30">Yes</text:p>
          </table:table-cell>
        </table:table-row>
        <table:table-row table:style-name="Tabela3.2">
          <table:table-cell table:style-name="Tabela3.A2" office:value-type="string">
            <text:p text:style-name="P21">D</text:p>
          </table:table-cell>
          <table:table-cell table:style-name="Tabela3.A2" office:value-type="string">
            <text:p text:style-name="P21">W</text:p>
          </table:table-cell>
          <table:table-cell table:style-name="Tabela3.A2" office:value-type="string">
            <text:p text:style-name="P30">Bom</text:p>
          </table:table-cell>
          <table:table-cell table:style-name="Tabela3.D2" office:value-type="string">
            <text:p text:style-name="P30">Yes</text:p>
          </table:table-cell>
        </table:table-row>
      </table:table>
      <text:p text:style-name="P19"/>
      <text:p text:style-name="P5"><text:span text:style-name="T1">Mais repetidos:</text:span></text:p>
      <text:p text:style-name="P6"><text:span text:style-name="T1">Odor Ruim = 1</text:span></text:p>
      <text:p text:style-name="P6"><text:span text:style-name="T1">Odor Bom = 1</text:span></text:p>
      <text:p text:style-name="P6"><text:span text:style-name="T1"/></text:p>
      <text:p text:style-name="P5">Regra<text:span text:style-name="T1">: Se Forma = D </text:span><text:span text:style-name="T2">E Cor = W E Odor = Ruim </text:span><text:span text:style-name="T1">ENTÃO é Comestível</text:span></text:p>
      <text:p text:style-name="P5"><text:span text:style-name="T1"/></text:p>
      <text:p text:style-name="P5"><text:soft-page-break/><text:span text:style-name="T1">Encontrar para o caso de COMESTÍVEL = </text:span><text:span text:style-name="T2">NO</text:span></text:p>
      <text:p text:style-name="P5"><text:span text:style-name="T2"/></text:p>
      <text:p text:style-name="P6"><text:span text:style-name="T1">Primeiro atributo:</text:span></text:p>
      <text:p text:style-name="P5"><text:span text:style-name="T2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34">Forma</text:p>
          </table:table-cell>
          <table:table-cell table:style-name="Tabela4.A1" office:value-type="string">
            <text:p text:style-name="P35">Cor</text:p>
          </table:table-cell>
          <table:table-cell table:style-name="Tabela4.A1" office:value-type="string">
            <text:p text:style-name="P35">Odor</text:p>
          </table:table-cell>
          <table:table-cell table:style-name="Tabela4.D1" office:value-type="string">
            <text:p text:style-name="P35">Comestível</text:p>
          </table:table-cell>
        </table:table-row>
        <table:table-row table:style-name="Tabela4.2">
          <table:table-cell table:style-name="Tabela4.A2" office:value-type="string">
            <text:p text:style-name="P22">D</text:p>
          </table:table-cell>
          <table:table-cell table:style-name="Tabela4.A2" office:value-type="string">
            <text:p text:style-name="P27">B</text:p>
          </table:table-cell>
          <table:table-cell table:style-name="Tabela4.A2" office:value-type="string">
            <text:p text:style-name="P31">Bom</text:p>
          </table:table-cell>
          <table:table-cell table:style-name="Tabela4.D2" office:value-type="string">
            <text:p text:style-name="P31">No</text:p>
          </table:table-cell>
        </table:table-row>
        <table:table-row table:style-name="Tabela4.2">
          <table:table-cell table:style-name="Tabela4.A2" office:value-type="string">
            <text:p text:style-name="P21">D</text:p>
          </table:table-cell>
          <table:table-cell table:style-name="Tabela4.A2" office:value-type="string">
            <text:p text:style-name="P22">G</text:p>
          </table:table-cell>
          <table:table-cell table:style-name="Tabela4.A2" office:value-type="string">
            <text:p text:style-name="P31">Bom</text:p>
          </table:table-cell>
          <table:table-cell table:style-name="Tabela4.D2" office:value-type="string">
            <text:p text:style-name="P31">No</text:p>
          </table:table-cell>
        </table:table-row>
        <table:table-row table:style-name="Tabela4.2">
          <table:table-cell table:style-name="Tabela4.A2" office:value-type="string">
            <text:p text:style-name="P22">C</text:p>
          </table:table-cell>
          <table:table-cell table:style-name="Tabela4.A2" office:value-type="string">
            <text:p text:style-name="P22">U</text:p>
          </table:table-cell>
          <table:table-cell table:style-name="Tabela4.A2" office:value-type="string">
            <text:p text:style-name="P31">Bom</text:p>
          </table:table-cell>
          <table:table-cell table:style-name="Tabela4.D2" office:value-type="string">
            <text:p text:style-name="P31">No</text:p>
          </table:table-cell>
        </table:table-row>
        <table:table-row table:style-name="Tabela4.2">
          <table:table-cell table:style-name="Tabela4.A2" office:value-type="string">
            <text:p text:style-name="P22">C</text:p>
          </table:table-cell>
          <table:table-cell table:style-name="Tabela4.A2" office:value-type="string">
            <text:p text:style-name="P22">B</text:p>
          </table:table-cell>
          <table:table-cell table:style-name="Tabela4.A2" office:value-type="string">
            <text:p text:style-name="P31">Otimo</text:p>
          </table:table-cell>
          <table:table-cell table:style-name="Tabela4.D2" office:value-type="string">
            <text:p text:style-name="P31">No</text:p>
          </table:table-cell>
        </table:table-row>
        <table:table-row table:style-name="Tabela4.2">
          <table:table-cell table:style-name="Tabela4.A2" office:value-type="string">
            <text:p text:style-name="P21">C</text:p>
          </table:table-cell>
          <table:table-cell table:style-name="Tabela4.A2" office:value-type="string">
            <text:p text:style-name="P21"><text:span text:style-name="T5">W</text:span></text:p>
          </table:table-cell>
          <table:table-cell table:style-name="Tabela4.A2" office:value-type="string">
            <text:p text:style-name="P31">Otimo</text:p>
          </table:table-cell>
          <table:table-cell table:style-name="Tabela4.D2" office:value-type="string">
            <text:p text:style-name="P31">No</text:p>
          </table:table-cell>
        </table:table-row>
        <table:table-row table:style-name="Tabela4.2">
          <table:table-cell table:style-name="Tabela4.A2" office:value-type="string">
            <text:p text:style-name="P22">D</text:p>
          </table:table-cell>
          <table:table-cell table:style-name="Tabela4.A2" office:value-type="string">
            <text:p text:style-name="P22">W</text:p>
          </table:table-cell>
          <table:table-cell table:style-name="Tabela4.A2" office:value-type="string">
            <text:p text:style-name="P31">Otimo</text:p>
          </table:table-cell>
          <table:table-cell table:style-name="Tabela4.D2" office:value-type="string">
            <text:p text:style-name="P31">No</text:p>
          </table:table-cell>
        </table:table-row>
      </table:table>
      <text:p text:style-name="P19"/>
      <text:p text:style-name="P5"><text:span text:style-name="T1">Mais repetidos:</text:span></text:p>
      <text:p text:style-name="P6"><text:span text:style-name="T1">Forma C = 3</text:span></text:p>
      <text:p text:style-name="P6"><text:span text:style-name="T1">Odor Bom = 3</text:span></text:p>
      <text:p text:style-name="P6"><text:span text:style-name="T1">Odor Otimo = 3</text:span></text:p>
      <text:p text:style-name="P6"><text:span text:style-name="T1"/></text:p>
      <text:p text:style-name="P5">Regra<text:span text:style-name="T1">: Se Forma = </text:span><text:span text:style-name="T2">C </text:span><text:span text:style-name="T1">ENTÃO </text:span><text:span text:style-name="T2">não </text:span><text:span text:style-name="T1">é Comestível</text:span></text:p>
      <text:p text:style-name="P5"><text:span text:style-name="T1"/></text:p>
      <text:p text:style-name="P6"><text:span text:style-name="T1">Segundo atributo:</text:span></text:p>
      <text:p text:style-name="P5"><text:span text:style-name="T2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34">Forma</text:p>
          </table:table-cell>
          <table:table-cell table:style-name="Tabela5.A1" office:value-type="string">
            <text:p text:style-name="P35">Cor</text:p>
          </table:table-cell>
          <table:table-cell table:style-name="Tabela5.A1" office:value-type="string">
            <text:p text:style-name="P35">Odor</text:p>
          </table:table-cell>
          <table:table-cell table:style-name="Tabela5.D1" office:value-type="string">
            <text:p text:style-name="P35">Comestível</text:p>
          </table:table-cell>
        </table:table-row>
        <table:table-row table:style-name="Tabela5.2">
          <table:table-cell table:style-name="Tabela5.A2" office:value-type="string">
            <text:p text:style-name="P22">C</text:p>
          </table:table-cell>
          <table:table-cell table:style-name="Tabela5.A2" office:value-type="string">
            <text:p text:style-name="P22">U</text:p>
          </table:table-cell>
          <table:table-cell table:style-name="Tabela5.A2" office:value-type="string">
            <text:p text:style-name="P31">Bom</text:p>
          </table:table-cell>
          <table:table-cell table:style-name="Tabela5.D2" office:value-type="string">
            <text:p text:style-name="P31">No</text:p>
          </table:table-cell>
        </table:table-row>
        <table:table-row table:style-name="Tabela5.2">
          <table:table-cell table:style-name="Tabela5.A2" office:value-type="string">
            <text:p text:style-name="P22">C</text:p>
          </table:table-cell>
          <table:table-cell table:style-name="Tabela5.A2" office:value-type="string">
            <text:p text:style-name="P22">B</text:p>
          </table:table-cell>
          <table:table-cell table:style-name="Tabela5.A2" office:value-type="string">
            <text:p text:style-name="P31">Otimo</text:p>
          </table:table-cell>
          <table:table-cell table:style-name="Tabela5.D2" office:value-type="string">
            <text:p text:style-name="P31">No</text:p>
          </table:table-cell>
        </table:table-row>
        <table:table-row table:style-name="Tabela5.2">
          <table:table-cell table:style-name="Tabela5.A2" office:value-type="string">
            <text:p text:style-name="P21">C</text:p>
          </table:table-cell>
          <table:table-cell table:style-name="Tabela5.A2" office:value-type="string">
            <text:p text:style-name="P21"><text:span text:style-name="T5">W</text:span></text:p>
          </table:table-cell>
          <table:table-cell table:style-name="Tabela5.A2" office:value-type="string">
            <text:p text:style-name="P31">Otimo</text:p>
          </table:table-cell>
          <table:table-cell table:style-name="Tabela5.D2" office:value-type="string">
            <text:p text:style-name="P31">No</text:p>
          </table:table-cell>
        </table:table-row>
      </table:table>
      <text:p text:style-name="P19"/>
      <text:p text:style-name="P5"><text:span text:style-name="T1">Mais repetidos:</text:span></text:p>
      <text:p text:style-name="P6"><text:span text:style-name="T1">Odor Otimo = 2</text:span></text:p>
      <text:p text:style-name="P6"><text:span text:style-name="T1"/></text:p>
      <text:p text:style-name="P5">Regra<text:span text:style-name="T1">: Se Forma = </text:span><text:span text:style-name="T2">C E Odor = Otimo </text:span><text:span text:style-name="T1">ENTÃO </text:span><text:span text:style-name="T2">não </text:span><text:span text:style-name="T1">é Comestível</text:span></text:p>
      <text:p text:style-name="P5"><text:span text:style-name="T1"/></text:p>
      <text:p text:style-name="P6"><text:span text:style-name="T1">Terceiro atributo:</text:span></text:p>
      <text:p text:style-name="P5"><text:span text:style-name="T2"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34">Forma</text:p>
          </table:table-cell>
          <table:table-cell table:style-name="Tabela6.A1" office:value-type="string">
            <text:p text:style-name="P35">Cor</text:p>
          </table:table-cell>
          <table:table-cell table:style-name="Tabela6.A1" office:value-type="string">
            <text:p text:style-name="P35">Odor</text:p>
          </table:table-cell>
          <table:table-cell table:style-name="Tabela6.D1" office:value-type="string">
            <text:p text:style-name="P35">Comestível</text:p>
          </table:table-cell>
        </table:table-row>
        <table:table-row table:style-name="Tabela6.2">
          <table:table-cell table:style-name="Tabela6.A2" office:value-type="string">
            <text:p text:style-name="P22">C</text:p>
          </table:table-cell>
          <table:table-cell table:style-name="Tabela6.A2" office:value-type="string">
            <text:p text:style-name="P22">B</text:p>
          </table:table-cell>
          <table:table-cell table:style-name="Tabela6.A2" office:value-type="string">
            <text:p text:style-name="P31">Otimo</text:p>
          </table:table-cell>
          <table:table-cell table:style-name="Tabela6.D2" office:value-type="string">
            <text:p text:style-name="P31">No</text:p>
          </table:table-cell>
        </table:table-row>
        <table:table-row table:style-name="Tabela6.2">
          <table:table-cell table:style-name="Tabela6.A2" office:value-type="string">
            <text:p text:style-name="P21">C</text:p>
          </table:table-cell>
          <table:table-cell table:style-name="Tabela6.A2" office:value-type="string">
            <text:p text:style-name="P21"><text:span text:style-name="T5">W</text:span></text:p>
          </table:table-cell>
          <table:table-cell table:style-name="Tabela6.A2" office:value-type="string">
            <text:p text:style-name="P31">Otimo</text:p>
          </table:table-cell>
          <table:table-cell table:style-name="Tabela6.D2" office:value-type="string">
            <text:p text:style-name="P31">No</text:p>
          </table:table-cell>
        </table:table-row>
      </table:table>
      <text:p text:style-name="P19"/>
      <text:p text:style-name="P5"><text:span text:style-name="T1">Mais repetidos:</text:span></text:p>
      <text:p text:style-name="P6"><text:span text:style-name="T1">Cor B = 1</text:span></text:p>
      <text:p text:style-name="P6"><text:span text:style-name="T1">Cor W = 1</text:span></text:p>
      <text:p text:style-name="P6"><text:span text:style-name="T1"/></text:p>
      <text:p text:style-name="P5">Regra<text:span text:style-name="T1">: Se Forma = </text:span><text:span text:style-name="T2">C E Odor = Otimo E Cor = B </text:span><text:span text:style-name="T1">ENTÃO </text:span><text:span text:style-name="T2">não </text:span><text:span text:style-name="T1">é Comestível</text:span></text:p>
      <text:p text:style-name="P5"><text:span text:style-name="T1"/></text:p>
      <text:p text:style-name="P5"><text:span text:style-name="T1"/></text:p>
      <text:p text:style-name="P7">B) <text:span text:style-name="T1">Utilizando o método OneR</text:span></text:p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23">Forma/Comestível</text:p>
          </table:table-cell>
          <table:table-cell table:style-name="Tabela7.A1" office:value-type="string">
            <text:p text:style-name="P24">Yes</text:p>
          </table:table-cell>
          <table:table-cell table:style-name="Tabela7.C1" office:value-type="string">
            <text:p text:style-name="P24">No</text:p>
          </table:table-cell>
        </table:table-row>
        <table:table-row>
          <table:table-cell table:style-name="Tabela7.A2" office:value-type="string">
            <text:p text:style-name="P24">C</text:p>
          </table:table-cell>
          <table:table-cell table:style-name="Tabela7.A2" office:value-type="string">
            <text:p text:style-name="P24">2/5</text:p>
          </table:table-cell>
          <table:table-cell table:style-name="Tabela7.C2" office:value-type="string">
            <text:p text:style-name="P25">3/6</text:p>
          </table:table-cell>
        </table:table-row>
        <table:table-row>
          <table:table-cell table:style-name="Tabela7.A2" office:value-type="string">
            <text:p text:style-name="P24">D</text:p>
          </table:table-cell>
          <table:table-cell table:style-name="Tabela7.A2" office:value-type="string">
            <text:p text:style-name="P25">3/5</text:p>
          </table:table-cell>
          <table:table-cell table:style-name="Tabela7.C2" office:value-type="string">
            <text:p text:style-name="P24">3/6</text:p>
          </table:table-cell>
        </table:table-row>
      </table:table>
      <text:p text:style-name="P6"><text:span text:style-name="T1"/></text:p>
      <text:p text:style-name="P9"><text:span text:style-name="T1">Total de erros = 5/11</text:span></text:p>
      <text:p text:style-name="P9"><text:span text:style-name="T1"/></text:p>
      <table:table table:name="Tabela8" table:style-name="Tabela8">
        <table:table-column table:style-name="Tabela8.A" table:number-columns-repeated="3"/>
        <table:table-row>
          <table:table-cell table:style-name="Tabela8.A1" office:value-type="string">
            <text:p text:style-name="P23">Cor/Comestível</text:p>
          </table:table-cell>
          <table:table-cell table:style-name="Tabela8.A1" office:value-type="string">
            <text:p text:style-name="P24">Yes</text:p>
          </table:table-cell>
          <table:table-cell table:style-name="Tabela8.C1" office:value-type="string">
            <text:p text:style-name="P24">No</text:p>
          </table:table-cell>
        </table:table-row>
        <table:table-row>
          <table:table-cell table:style-name="Tabela8.A2" office:value-type="string">
            <text:p text:style-name="P24">B</text:p>
          </table:table-cell>
          <table:table-cell table:style-name="Tabela8.A2" office:value-type="string">
            <text:p text:style-name="P25">3/5</text:p>
          </table:table-cell>
          <table:table-cell table:style-name="Tabela8.C2" office:value-type="string">
            <text:p text:style-name="P28">2/6</text:p>
          </table:table-cell>
        </table:table-row>
        <table:table-row>
          <table:table-cell table:style-name="Tabela8.A2" office:value-type="string">
            <text:p text:style-name="P24">W</text:p>
          </table:table-cell>
          <table:table-cell table:style-name="Tabela8.A2" office:value-type="string">
            <text:p text:style-name="P25">2/5</text:p>
          </table:table-cell>
          <table:table-cell table:style-name="Tabela8.C2" office:value-type="string">
            <text:p text:style-name="P24">2/6</text:p>
          </table:table-cell>
        </table:table-row>
        <table:table-row>
          <table:table-cell table:style-name="Tabela8.A2" office:value-type="string">
            <text:p text:style-name="P24">G</text:p>
          </table:table-cell>
          <table:table-cell table:style-name="Tabela8.A2" office:value-type="string">
            <text:p text:style-name="P28">0/0</text:p>
          </table:table-cell>
          <table:table-cell table:style-name="Tabela8.C2" office:value-type="string">
            <text:p text:style-name="P25">1/1</text:p>
          </table:table-cell>
        </table:table-row>
        <table:table-row>
          <table:table-cell table:style-name="Tabela8.A2" office:value-type="string">
            <text:p text:style-name="P24">U</text:p>
          </table:table-cell>
          <table:table-cell table:style-name="Tabela8.A2" office:value-type="string">
            <text:p text:style-name="P28">0/0</text:p>
          </table:table-cell>
          <table:table-cell table:style-name="Tabela8.C2" office:value-type="string">
            <text:p text:style-name="P25">1/1</text:p>
          </table:table-cell>
        </table:table-row>
      </table:table>
      <text:p text:style-name="P8"><text:span text:style-name="T1"/></text:p>
      <text:p text:style-name="P9"><text:span text:style-name="T1">Total de erros = 4/11</text:span></text:p>
      <text:p text:style-name="P9"><text:span text:style-name="T1"/></text:p>
      <table:table table:name="Tabela9" table:style-name="Tabela9">
        <table:table-column table:style-name="Tabela9.A" table:number-columns-repeated="3"/>
        <table:table-row>
          <table:table-cell table:style-name="Tabela9.A1" office:value-type="string">
            <text:p text:style-name="P23">Odor/Comestível</text:p>
          </table:table-cell>
          <table:table-cell table:style-name="Tabela9.A1" office:value-type="string">
            <text:p text:style-name="P24">Yes</text:p>
          </table:table-cell>
          <table:table-cell table:style-name="Tabela9.C1" office:value-type="string">
            <text:p text:style-name="P24">No</text:p>
          </table:table-cell>
        </table:table-row>
        <table:table-row>
          <table:table-cell table:style-name="Tabela9.A2" office:value-type="string">
            <text:p text:style-name="P24">Ruim</text:p>
          </table:table-cell>
          <table:table-cell table:style-name="Tabela9.A2" office:value-type="string">
            <text:p text:style-name="P25">3/5</text:p>
          </table:table-cell>
          <table:table-cell table:style-name="Tabela9.C2" office:value-type="string">
            <text:p text:style-name="P28">0/0</text:p>
          </table:table-cell>
        </table:table-row>
        <table:table-row>
          <table:table-cell table:style-name="Tabela9.A2" office:value-type="string">
            <text:p text:style-name="P24">Bom</text:p>
          </table:table-cell>
          <table:table-cell table:style-name="Tabela9.A2" office:value-type="string">
            <text:p text:style-name="P28">2/5</text:p>
          </table:table-cell>
          <table:table-cell table:style-name="Tabela9.C2" office:value-type="string">
            <text:p text:style-name="P25">3/6</text:p>
          </table:table-cell>
        </table:table-row>
        <table:table-row>
          <table:table-cell table:style-name="Tabela9.A2" office:value-type="string">
            <text:p text:style-name="P24">Otimo</text:p>
          </table:table-cell>
          <table:table-cell table:style-name="Tabela9.A2" office:value-type="string">
            <text:p text:style-name="P28">0/0</text:p>
          </table:table-cell>
          <table:table-cell table:style-name="Tabela9.C2" office:value-type="string">
            <text:p text:style-name="P25">3/3</text:p>
          </table:table-cell>
        </table:table-row>
      </table:table>
      <text:p text:style-name="P8"><text:span text:style-name="T1"/></text:p>
      <text:p text:style-name="P9"><text:span text:style-name="T1">Total de erros = 2/11</text:span></text:p>
      <text:p text:style-name="P9"><text:span text:style-name="T1"/></text:p>
      <text:p text:style-name="P10">Regra<text:span text:style-name="T6">s</text:span>:<text:span text:style-name="T1"> </text:span></text:p>
      <text:p text:style-name="P10"><text:span text:style-name="T1">Se </text:span><text:span text:style-name="T3">Odor = Ruim ENTÃO Comestível = Yes</text:span></text:p>
      <text:p text:style-name="P10"><text:span text:style-name="T3">Se Odor = Bom ENTÃO Comestível = No</text:span></text:p>
      <text:p text:style-name="P10"><text:span text:style-name="T3">Se Odor = Otimo ENTÃO Comestível = N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7:36:03.616131945</meta:creation-date>
    <dc:date>2025-02-14T19:24:21.037266402</dc:date>
    <meta:editing-duration>PT2M35S</meta:editing-duration>
    <meta:editing-cycles>1</meta:editing-cycles>
    <meta:document-statistic meta:table-count="9" meta:image-count="0" meta:object-count="0" meta:page-count="4" meta:paragraph-count="201" meta:word-count="726" meta:character-count="3870" meta:non-whitespace-character-count="3334"/>
    <meta:generator>LibreOffice/7.3.7.2$Linux_X86_64 LibreOffice_project/30$Build-2</meta:generator>
  </office:meta>
</office:document-meta>
</file>